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0521" officeooo:paragraph-rsid="001b0521"/>
    </style:style>
    <style:style style:name="P2" style:family="paragraph" style:parent-style-name="Standard">
      <style:text-properties officeooo:rsid="001e10c4" officeooo:paragraph-rsid="001e10c4"/>
    </style:style>
    <style:style style:name="P3" style:family="paragraph" style:parent-style-name="Standard">
      <style:text-properties officeooo:rsid="001e10c4" officeooo:paragraph-rsid="0021c61e"/>
    </style:style>
    <style:style style:name="T1" style:family="text">
      <style:text-properties officeooo:rsid="001b13df"/>
    </style:style>
    <style:style style:name="T2" style:family="text">
      <style:text-properties officeooo:rsid="001c2a37"/>
    </style:style>
    <style:style style:name="T3" style:family="text">
      <style:text-properties officeooo:rsid="0021195f"/>
    </style:style>
    <style:style style:name="T4" style:family="text">
      <style:text-properties officeooo:rsid="0021c6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me series of forest change in Lithuania</text:p>
      <text:p text:style-name="P1"/>
      <text:h text:style-name="Heading_20_1" text:outline-level="1">Research question</text:h>
      <text:p text:style-name="P2">Is the forest cover trend that is provided by the government comparable with the trend that is visible from the NDVI satellite data?</text:p>
      <text:p text:style-name="P1"/>
      <text:h text:style-name="Heading_20_1" text:outline-level="1">Methodology</text:h>
      <text:p text:style-name="P1">For our project we need two data sets. <text:span text:style-name="T2">The first dataset consists of statistical data from the Lithuanian government. We use forest coverage from 1991 to the present. Here the data is available as an average per year for the whole country as well as an average per municipality. The average for the country is available from 1993 while the average for the municipalities is only available for the years 2004 – 2014.The second dataset comes from satellite images. We would like to use the Landsat satellite and use the different bands to create the NDVI image. After retrieving the datasets we will compute the NDVI change trend over time.</text:span></text:p>
      <text:p text:style-name="P1"/>
      <text:h text:style-name="Heading_20_1" text:outline-level="1">Results</text:h>
      <text:p text:style-name="P3">We want to <text:span text:style-name="T4">process and </text:span>present the results using the bfastSpatial R package. Here we create a time series output visualization. <text:span text:style-name="T1">The statistical data will be either represented with a graph, within a map or both. These two results, the NDVI time series and forest cover, will be compared to see if the trends are similar.</text:span></text:p>
      <text:p text:style-name="P1"/>
      <text:p text:style-name="P1"/>
      <text:p text:style-name="P1">Team Rython, Dainius Masiliunas &amp; Tim Weerman<text:line-break/>14 January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3:33:21.444513456</meta:creation-date>
    <dc:date>2016-01-14T15:14:25.580837792</dc:date>
    <meta:editing-duration>PT10M19S</meta:editing-duration>
    <meta:editing-cycles>6</meta:editing-cycles>
    <meta:generator>LibreOffice/4.2.8.2$Linux_X86_64 LibreOffice_project/420m0$Build-2</meta:generator>
    <meta:document-statistic meta:table-count="0" meta:image-count="0" meta:object-count="0" meta:page-count="1" meta:paragraph-count="8" meta:word-count="209" meta:character-count="1227" meta:non-whitespace-character-count="1025"/>
  </office:meta>
</office:document-meta>
</file>